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jpeg" manifest:full-path="Pictures/13095302537186129920.jpe"/>
  <manifest:file-entry manifest:media-type="image/jpeg" manifest:full-path="Pictures/13095302537174429696.jpe"/>
  <manifest:file-entry manifest:media-type="image/jpeg" manifest:full-path="Pictures/13095302537203269632.jpe"/>
  <manifest:file-entry manifest:media-type="image/jpeg" manifest:full-path="Pictures/13095302537216040960.jpe"/>
  <manifest:file-entry manifest:media-type="image/jpeg" manifest:full-path="Pictures/13095302537158230016.jpe"/>
  <manifest:file-entry manifest:media-type="image/jpeg" manifest:full-path="Pictures/13095302537084489728.jpe"/>
  <manifest:file-entry manifest:media-type="image/jpeg" manifest:full-path="Pictures/13095302537076649984.jpe"/>
  <manifest:file-entry manifest:media-type="image/jpeg" manifest:full-path="Pictures/13095302537068820480.jpe"/>
  <manifest:file-entry manifest:media-type="image/jpeg" manifest:full-path="Pictures/13095302537167038464.jpe"/>
  <manifest:file-entry manifest:media-type="image/jpeg" manifest:full-path="Pictures/13095302537132720128.jpe"/>
  <manifest:file-entry manifest:media-type="image/jpeg" manifest:full-path="Pictures/13095302537091829760.jpe"/>
  <manifest:file-entry manifest:media-type="image/jpeg" manifest:full-path="Pictures/13095302537060730880.jpe"/>
  <manifest:file-entry manifest:media-type="image/jpeg" manifest:full-path="Pictures/13095302537144461312.jpe"/>
  <manifest:file-entry manifest:media-type="image/jpeg" manifest:full-path="Pictures/13095302537194541056.jpe"/>
  <manifest:file-entry manifest:media-type="image/jpeg" manifest:full-path="Pictures/13095302537104011264.jpe"/>
  <manifest:file-entry manifest:media-type="image/jpeg" manifest:full-path="Pictures/13095302537115750400.jpe"/>
  <manifest:file-entry manifest:media-type="image/jpeg" manifest:full-path="Pictures/13095302537124839424.jpe"/>
  <manifest:file-entry manifest:media-type="image/jpeg" manifest:full-path="Pictures/13095302537224450048.jpe"/>
  <manifest:file-entry manifest:media-type="" manifest:full-path="Pictures/"/>
</manifest:manifest>
</file>

<file path=content.xml><?xml version="1.0" encoding="utf-8"?>
<office:document-content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Аналог доказательства теоремы полноты. (Реализации паттернов при помощи конструкций базового набора)">
        <text:h text:outline-level="1" text:style-name="HeadingArticle">Аналог доказательства теоремы полноты. (Реализации паттернов при помощи конструкций базового набора)</text:h>
        <text:section text:style-name="Sect1" text:name="Реализации  паттернов при помощи конструкций базового набора">
          <text:h text:outline-level="2" text:style-name="Heading1">Реализации  паттернов при помощи конструкций базового набора</text:h>
          <text:p text:style-name="TextBody"><text:span text:style-name="Bold">Замечание.</text:span> Определения всех паттернов даны на сайте <text:a xlink:href="http://www.workflowpatterns.com"> www.workflowpatterns.com</text:a> и здесь не приводятся. Здесь представлены только примеры реализаций.</text:p>
          <text:section text:style-name="Sect1" text:name="Основные паттерны управления потоком (Basic Control Flow Patterns)">
            <text:h text:outline-level="3" text:style-name="Heading2">Основные паттерны управления потоком (Basic Control Flow Patterns)</text:h>
            <text:p text:style-name="TextBody">1. Последовательность (sequence). </text:p>
            <text:p text:style-name="TextBody"><draw:frame svg:width="2.68in" draw:style-name="mwlib_frmInner" svg:height="0.65in"><draw:image xlink:href="Pictures/13095302537060730880.jpe"/></draw:frame>2. Параллельное расщепление (Parallel Split). </text:p>
            <text:p text:style-name="TextBody"><draw:frame svg:width="2.68in" draw:style-name="mwlib_frmInner" svg:height="2.09in"><draw:image xlink:href="Pictures/13095302537068820480.jpe"/></draw:frame>3. Синхронизация (Synchronization). </text:p>
            <text:p text:style-name="TextBody"><draw:frame svg:width="2.68in" draw:style-name="mwlib_frmInner" svg:height="1.34in"><draw:image xlink:href="Pictures/13095302537076649984.jpe"/></draw:frame>4. Исключающий выбор. (Exclusive Choice). </text:p>
            <text:p text:style-name="TextBody"><draw:frame svg:width="2.68in" draw:style-name="mwlib_frmInner" svg:height="2.10in"><draw:image xlink:href="Pictures/13095302537084489728.jpe"/></draw:frame>5. Простое соединение. (Simple Merge). </text:p>
            <text:p text:style-name="TextBody"><draw:frame svg:width="2.68in" draw:style-name="mwlib_frmInner" svg:height="1.34in"><draw:image xlink:href="Pictures/13095302537091829760.jpe"/></draw:frame></text:p>
          </text:section>
          <text:section text:style-name="Sect1" text:name="«Продвинутые» паттерны ветвления и синхронизации (Advanced Branching and Synchronization Patterns).">
            <text:h text:outline-level="3" text:style-name="Heading2">«Продвинутые» паттерны ветвления и синхронизации (Advanced Branching and Synchronization Patterns).</text:h>
            <text:p text:style-name="TextBody">6. Множественный выбор (Multi-choice). </text:p>
            <text:p text:style-name="TextBody"><draw:frame svg:width="2.68in" draw:style-name="mwlib_frmInner" svg:height="3.10in"><draw:image xlink:href="Pictures/13095302537104011264.jpe"/></draw:frame>Пример реализации множественного выбора и синхронизованного соединения для трех элементов. </text:p>
            <text:p text:style-name="TextBody">7. Синхронизованное соединение (Synchronizing Merge). См. выше. </text:p>
            <text:p text:style-name="TextBody">8. Несинхронизованное соединение. (Multi-merge ) Реализуется элементом «Простое соединение». </text:p>
            <text:p text:style-name="TextBody"><draw:frame svg:width="2.68in" draw:style-name="mwlib_frmInner" svg:height="1.22in"><draw:image xlink:href="Pictures/13095302537115750400.jpe"/></draw:frame>Пример реализации параллельного расщепления и несинхронизованного соединения для трех Действий. </text:p>
            <text:p text:style-name="TextBody">9. Дискриминатор (Discriminator). </text:p>
            <text:p text:style-name="TextBody"><draw:frame svg:width="2.68in" draw:style-name="mwlib_frmInner" svg:height="1.34in"><draw:image xlink:href="Pictures/13095302537124839424.jpe"/></draw:frame>9а. N-из-M-соединение (N-out-of-M-join). </text:p>
            <text:p text:style-name="TextBody"><draw:frame svg:width="2.68in" draw:style-name="mwlib_frmInner" svg:height="1.26in"><draw:image xlink:href="Pictures/13095302537132720128.jpe"/></draw:frame>Пример реализации параллельного расщепления и 2-из-3 соединения. </text:p>
          </text:section>
          <text:section text:style-name="Sect1" text:name="Структурные паттерны (Structural Patterns)">
            <text:h text:outline-level="3" text:style-name="Heading2">Структурные паттерны (Structural Patterns)</text:h>
            <text:p text:style-name="TextBody">10. Произвольный цикл. (Arbitrary cycle).  </text:p>
            <text:p text:style-name="TextBody"><draw:frame svg:width="2.68in" draw:style-name="mwlib_frmInner" svg:height="0.91in"><draw:image xlink:href="Pictures/13095302537144461312.jpe"/></draw:frame>Пример произвольного цикла. </text:p>
            <text:p text:style-name="TextBody">11. Неявное завершение (implicit termination). </text:p>
            <text:p text:style-name="TextBody">Не поддерживается.  </text:p>
          </text:section>
          <text:section text:style-name="Sect1" text:name="Паттерны, допускающие несколько экземпляров узла (Patterns Involving Multiple Instances).">
            <text:h text:outline-level="3" text:style-name="Heading2">Паттерны, допускающие несколько экземпляров узла (Patterns Involving Multiple Instances).</text:h>
            <text:p text:style-name="TextBody">12. Мульти-действие без синхронизации (multiple instance without synchronization). </text:p>
            <text:p text:style-name="TextBody"><draw:frame svg:width="2.68in" draw:style-name="mwlib_frmInner" svg:height="0.83in"><draw:image xlink:href="Pictures/13095302537158230016.jpe"/></draw:frame>13. Мульти-действие с синхронизацией и заранее известным (на этапе создания -редактирования бизнес -процесса) количеством экземпляров действия. ( Multiple Instances With a Priori Design Time Knowledge). Является частным случаем мульти-действия с известным до начала выполнения количеством экземпляров действия. </text:p>
            <text:p text:style-name="TextBody">14. Мульти-действие с известным до начала выполнения количеством экземпляров действия. (Multiple Instances With a Priori Runtime Knowledge). </text:p>
            <text:p text:style-name="TextBody"><draw:frame svg:width="2.68in" draw:style-name="mwlib_frmInner" svg:height="0.85in"><draw:image xlink:href="Pictures/13095302537167038464.jpe"/></draw:frame>15.  Мульти-действие с синхронизацией и неизвестным в момент начала выполнения узла паттерна общим количеством экземпляров узла (Multiple Instances Without a Priori Runtime Knowledge). </text:p>
            <text:p text:style-name="TextBody"><draw:frame svg:width="2.68in" draw:style-name="mwlib_frmInner" svg:height="1.42in"><draw:image xlink:href="Pictures/13095302537174429696.jpe"/></draw:frame></text:p>
          </text:section>
          <text:section text:style-name="Sect1" text:name="Паттерны, основанные на состоянии (State-based patterns).">
            <text:h text:outline-level="3" text:style-name="Heading2">Паттерны, основанные на состоянии (State-based patterns).</text:h>
            <text:p text:style-name="TextBody">16. Отложенный выбор. (Deferred choice). </text:p>
            <text:p text:style-name="TextBody"><draw:frame svg:width="2.68in" draw:style-name="mwlib_frmInner" svg:height="2.36in"><draw:image xlink:href="Pictures/13095302537186129920.jpe"/></draw:frame>17. Выполнение в нефиксированном порядке. (Interleaved Parallel Routing). </text:p>
            <text:p text:style-name="TextBody"><draw:frame svg:width="2.68in" draw:style-name="mwlib_frmInner" svg:height="1.08in"><draw:image xlink:href="Pictures/13095302537194541056.jpe"/></draw:frame>Пример реализации паттерна для трех Действий. </text:p>
            <text:p text:style-name="TextBody">18. Паттерн специального состояния WF-процесса (milestone). </text:p>
            <text:p text:style-name="TextBody"><draw:frame svg:width="2.68in" draw:style-name="mwlib_frmInner" svg:height="1.75in"><draw:image xlink:href="Pictures/13095302537203269632.jpe"/></draw:frame></text:p>
          </text:section>
          <text:section text:style-name="Sect1" text:name="Паттерны отмены (Cancellation Patterns).">
            <text:h text:outline-level="3" text:style-name="Heading2">Паттерны отмены (Cancellation Patterns).</text:h>
            <text:p text:style-name="TextBody">19. Отмена выполнения действия (cancel activity). </text:p>
            <text:p text:style-name="TextBody">Паттерн реализуется посредством помещения узла в область с прерыванием. </text:p>
            <text:p text:style-name="TextBody"><draw:frame svg:width="2.68in" draw:style-name="mwlib_frmInner" svg:height="1.39in"><draw:image xlink:href="Pictures/13095302537216040960.jpe"/></draw:frame>20. Отмена выполнения экземпляра бизнес –процесса (cancel case). </text:p>
            <text:p text:style-name="TextBody">Паттерн реализуется при помощи использования точки завершения процесса.. </text:p>
            <text:p text:style-name="TextBody"><draw:frame svg:width="2.68in" draw:style-name="mwlib_frmInner" svg:height="1.72in"><draw:image xlink:href="Pictures/13095302537224450048.jpe"/></draw:frame></text:p>
          </text:section>
        </text:section>
      </text:section>
    </office:text>
  </office:body>
</office:document-content>
</file>

<file path=styles.xml><?xml version="1.0" encoding="utf-8"?>
<office:document-styles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2</meta:generator>
  </office:meta>
</office:document-meta>
</file>